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1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4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5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7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0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1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2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5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6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28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29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1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Text" style:data-style-name="N0">
      <style:table-cell-properties fo:border="thin solid #D9D9D9" style:vertical-align="middle" fo:wrap-option="wrap" fo:background-color="#BFBFBF" style:repeat-content="false"/>
      <style:paragraph-properties fo:text-align="start" fo:margin-left="0.353cm"/>
    </style:style>
    <style:style style:name="ce37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7.4612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3.83645833333333cm" style:use-optimal-column-width="true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3.571875cm" style:use-optimal-column-width="true"/>
    </style:style>
    <style:style style:name="co12" style:family="table-column">
      <style:table-column-properties fo:break-before="auto" style:column-width="10.7420833333333cm" style:use-optimal-column-width="true"/>
    </style:style>
    <style:style style:name="co13" style:family="table-column">
      <style:table-column-properties fo:break-before="auto" style:column-width="0.44979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4.70958333333333cm" style:use-optimal-column-width="true"/>
    </style:style>
    <style:style style:name="co17" style:family="table-column">
      <style:table-column-properties fo:break-before="auto" style:column-width="0.423333333333333cm"/>
    </style:style>
    <style:style style:name="co18" style:family="table-column">
      <style:table-column-properties fo:break-before="auto" style:column-width="3.65125cm" style:use-optimal-column-width="true"/>
    </style:style>
    <style:style style:name="co19" style:family="table-column">
      <style:table-column-properties fo:break-before="auto" style:column-width="0.291041666666667cm"/>
    </style:style>
    <style:style style:name="co20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2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0]-[.G190]))/[.G190])&gt;$$VlagPercentage)" style:apply-style-name="cf9" style:base-cell-address="Projecttracker.M190"/>
    </style:style>
    <style:style style:name="ce43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1]-[.G191]))/[.G191])&gt;$$VlagPercentage)" style:apply-style-name="cf9" style:base-cell-address="Projecttracker.M191"/>
    </style:style>
    <style:style style:name="ce4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2]-[.G192]))/[.G192])&gt;$$VlagPercentage)" style:apply-style-name="cf9" style:base-cell-address="Projecttracker.M192"/>
    </style:style>
    <style:style style:name="ce4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3]-[.G193]))/[.G193])&gt;$$VlagPercentage)" style:apply-style-name="cf9" style:base-cell-address="Projecttracker.M193"/>
    </style:style>
    <style:style style:name="ce4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4]-[.G194]))/[.G194])&gt;$$VlagPercentage)" style:apply-style-name="cf9" style:base-cell-address="Projecttracker.M194"/>
    </style:style>
    <style:style style:name="ce4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6]-[.G6]))/[.G6])&gt;$$VlagPercentage)" style:apply-style-name="cf9" style:base-cell-address="Projecttracker.M6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C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D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7"/>
        <table:table-column table:style-name="co10" table:default-cell-style-name="ce1"/>
        <table:table-column table:style-name="co11" table:default-cell-style-name="ce2"/>
        <table:table-column table:style-name="co5" table:default-cell-style-name="ce2"/>
        <table:table-column table:style-name="co12" table:default-cell-style-name="ce4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37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office:value-type="string" table:style-name="ce1">
            <text:p>13 gamelab uren p/w</text:p>
          </table:table-cell>
          <table:table-cell office:value-type="string" table:style-name="ce1">
            <text:p><text:s text:c="2"/>4 werkweken over</text:p>
          </table:table-cell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5P</text:p>
          </table:table-cell>
          <table:table-cell table:style-name="ce3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style-name="ce6">
            <text:p><text:s/>^52 uur total^</text:p>
          </table:table-cell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table:style-name="ce2"/>
          <table:table-cell table:style-name="ce7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office:value-type="string" table:style-name="ce1">
            <text:p>&lt; O = Opermking, Zie meest rechtse balk</text:p>
          </table:table-cell>
          <table:table-cell table:number-columns-repeated="6" table:style-name="ce1"/>
          <table:table-cell table:style-name="ce2"/>
          <table:table-cell table:style-name="ce7"/>
          <table:table-cell table:style-name="ce1"/>
          <table:table-cell table:style-name="ce8"/>
          <table:table-cell table:style-name="ce9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in punten</text:p>
          </table:table-cell>
          <table:table-cell table:style-name="ce12"/>
          <table:table-cell office:value-type="string" table:style-name="ce12">
            <text:p>MoSCoW Method</text:p>
          </table:table-cell>
          <table:table-cell table:style-name="ce13">
            <draw:custom-shape svg:x="0.01042in" svg:y="0.19792in" svg:width="0.20083in" svg:height="0.40123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2"/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4">
            <text:p>ProjectAssets</text:p>
          </table:table-cell>
          <table:table-cell office:value-type="string" table:style-name="ce14">
            <text:p>Categorie</text:p>
          </table:table-cell>
          <table:table-cell office:value-type="string" table:style-name="ce14">
            <text:p>Toegewezen aan</text:p>
          </table:table-cell>
          <table:table-cell office:value-type="string" table:style-name="ce14">
            <text:p>Geschat begin</text:p>
          </table:table-cell>
          <table:table-cell office:value-type="string" table:style-name="ce14">
            <text:p>Geschat einde</text:p>
          </table:table-cell>
          <table:table-cell office:value-type="string" table:style-name="ce15">
            <text:p>Geschatte hoeveelheid werk</text:p>
          </table:table-cell>
          <table:table-cell office:value-type="string" table:style-name="ce15">
            <text:p>SprintNmr.</text:p>
          </table:table-cell>
          <table:table-cell office:value-type="string" table:style-name="ce16">
            <text:p>Prioriteit</text:p>
          </table:table-cell>
          <table:table-cell office:value-type="string" table:style-name="ce17">
            <text:p>LEEG</text:p>
          </table:table-cell>
          <table:table-cell office:value-type="string" table:style-name="ce15">
            <text:p>Weeknummer</text:p>
          </table:table-cell>
          <table:table-cell office:value-type="string" table:style-name="ce16">
            <text:p>TrelloChecked</text:p>
          </table:table-cell>
          <table:table-cell office:value-type="string" table:style-name="ce18">
            <text:p>Implemented</text:p>
          </table:table-cell>
          <table:table-cell office:value-type="string" table:style-name="ce14">
            <text:p>Opmerkingen</text:p>
          </table:table-cell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GameHandler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2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style-name="ce30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19">
            <text:p>Player_ComboScrip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1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2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3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4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Jump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CameraMovemen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Renzo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3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office:value-type="string" table:style-name="ce1">
            <text:p>O</text:p>
          </table:table-cell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shtray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Quinten</text:p>
          </table:table-cell>
          <table:table-cell office:value-type="date" office:date-value="2017-02-28T00:00:00" table:style-name="ce22">
            <text:p>28-2-2017</text:p>
          </table:table-cell>
          <table:table-cell office:value-type="date" office:date-value="2017-03-01T00:00:00" table:style-name="ce23">
            <text:p>1-3-201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Should Have</text:p>
          </table:table-cell>
          <table:table-cell table:style-name="ce2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xe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Matthijs</text:p>
          </table:table-cell>
          <table:table-cell office:value-type="date" office:date-value="2017-03-02T00:00:00" table:style-name="ce22">
            <text:p>2-3-2017</text:p>
          </table:table-cell>
          <table:table-cell office:value-type="date" office:date-value="2017-03-05T00:00:00" table:style-name="ce23">
            <text:p>5-3-2017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Must Have</text:p>
          </table:table-cell>
          <table:table-cell table:style-name="ce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n</text:p>
          </table:table-cell>
          <table:table-cell office:value-type="string" table:content-validation-name="val1" table:style-name="ce20">
            <text:p>Architecture</text:p>
          </table:table-cell>
          <table:table-cell office:value-type="string" table:content-validation-name="val2" table:style-name="ce21">
            <text:p>Aart-Jan</text:p>
          </table:table-cell>
          <table:table-cell office:value-type="date" office:date-value="2017-03-01T00:00:00" table:style-name="ce22">
            <text:p>1-3-2017</text:p>
          </table:table-cell>
          <table:table-cell office:value-type="date" office:date-value="2017-03-09T00:00:00" table:style-name="ce23">
            <text:p>9-3-2017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r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CorkBoardWall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De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asement_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Pipe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Stairc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th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arTrap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erBott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32">
            <text:p>Could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icycleBel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il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ltcut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k_Clos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k_Op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oot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34">
            <text:p>O</text:p>
          </table:table-cell>
          <table:table-cell office:value-type="string" table:style-name="ce19">
            <text:p>Briefcas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riefcase_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room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WitchesBroom</text:p>
          </table:table-cell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amera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office:value-type="string" table:style-name="ce26">
            <text:p>Must Have</text:p>
          </table:table-cell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and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.5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ellphoneCharger_Desk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hai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r_00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r_01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ndeli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ickenCoo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eav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set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r_Shredd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5"/>
          <table:table-cell office:value-type="string" table:style-name="ce19">
            <text:p>Coat Rac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federateFla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tain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okingTi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u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4">
          <table:table-cell office:value-type="string" table:style-name="ce1">
            <text:p>O<text:s/></text:p>
          </table:table-cell>
          <table:table-cell office:value-type="string" table:style-name="ce19">
            <text:p>Crafting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t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urtain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or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or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SCompu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ouch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uck_Evil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?</text:p>
          </table:table-cell>
          <table:table-cell office:value-type="string" table:style-name="ce19">
            <text:p>DuckTa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EnemyBehaviou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EnemyVision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alloutShelter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36">
            <text:p>FarmSig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ather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ireplac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FlowerDead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reez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urnac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GameMan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asma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lassShattered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UI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m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gBodies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Rop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y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rseHoof_Rusty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House_B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5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6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7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8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Pool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spatt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_DrippingBlood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Ey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Finger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PFX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5" table:style-name="ce24">
            <text:p>3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Moet nog uitbreiden hiero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Tentacl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ventory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tem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temDatabase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erryca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ochem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9" table:style-name="ce24">
            <text:p>69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Closet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Sin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ab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ool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Hang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Stand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nter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Swit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ckpi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lbox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Character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2" table:style-name="ce24">
            <text:p>1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Alleen armen, of make Human???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Enemy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Heeft nog een naam nodig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s_crop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pNote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Outhous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per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enci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honeUI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ano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tchfor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owing_Wago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owerGenerato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k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Ho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Tra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0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1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ingChai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sac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d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f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w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apMetal</text:p>
          </table:table-cell>
          <table:table-cell table:content-validation-name="val1" table:style-name="ce20"/>
          <table:table-cell office:value-type="string" table:content-validation-name="val2" table:style-name="ce21">
            <text:p><text:s text:c="344"/></text:p>
          </table:table-cell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ewdriver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iptedEvents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hotgun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ck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gar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lo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nk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0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1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2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ound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ircas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rtCable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2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3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_Small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_Wallmounte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5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Pol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rrai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2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imberBlocks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ile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olbelt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Accu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shca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2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Stump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u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Broken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Round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Square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orkbench</text:p>
          </table:table-cell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aterTower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8" table:style-name="ce24">
            <text:p>8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2"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104836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16374" table:default-cell-style-name="ce1"/>
        <table:table-row table:style-name="ro5">
          <table:table-cell office:value-type="string" table:style-name="ce38">
            <text:p>Instellingen</text:p>
          </table:table-cell>
          <table:table-cell table:style-name="ce38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39">
            <text:p>Categorie</text:p>
          </table:table-cell>
          <table:table-cell table:style-name="ce40"/>
          <table:table-cell office:value-type="string" table:style-name="ce39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41">
            <text:p>Prop</text:p>
          </table:table-cell>
          <table:table-cell table:style-name="ce1"/>
          <table:table-cell office:value-type="string" table:style-name="ce41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rchitecture</text:p>
          </table:table-cell>
          <table:table-cell table:style-name="ce1"/>
          <table:table-cell office:value-type="string" table:style-name="ce41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Environmental</text:p>
          </table:table-cell>
          <table:table-cell table:style-name="ce1"/>
          <table:table-cell office:value-type="string" table:style-name="ce41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Nature</text:p>
          </table:table-cell>
          <table:table-cell table:style-name="ce1"/>
          <table:table-cell office:value-type="string" table:style-name="ce41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live</text:p>
          </table:table-cell>
          <table:table-cell table:style-name="ce1"/>
          <table:table-cell office:value-type="string" table:style-name="ce41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prites</text:p>
          </table:table-cell>
          <table:table-cell table:style-name="ce1"/>
          <table:table-cell office:value-type="string" table:style-name="ce41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Animation</text:p>
          </table:table-cell>
          <table:table-cell table:style-name="ce1"/>
          <table:table-cell office:value-type="string" table:style-name="ce41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Music</text:p>
          </table:table-cell>
          <table:table-cell table:style-name="ce1"/>
          <table:table-cell office:value-type="string" table:style-name="ce41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oundFX</text:p>
          </table:table-cell>
          <table:table-cell table:style-name="ce1"/>
          <table:table-cell office:value-type="string" table:style-name="ce41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ParticleFX</text:p>
          </table:table-cell>
          <table:table-cell table:style-name="ce1"/>
          <table:table-cell office:value-type="string" table:style-name="ce41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cript</text:p>
          </table:table-cell>
          <table:table-cell table:style-name="ce1"/>
          <table:table-cell office:value-type="string" table:style-name="ce41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hader</text:p>
          </table:table-cell>
          <table:table-cell table:style-name="ce1"/>
          <table:table-cell office:value-type="string" table:style-name="ce41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41">
            <text:p>PostProcessing</text:p>
          </table:table-cell>
          <table:table-cell table:style-name="ce1"/>
          <table:table-cell table:style-name="ce41"/>
          <table:table-cell table:number-columns-repeated="16380"/>
        </table:table-row>
        <table:table-row table:style-name="ro3">
          <table:table-cell/>
          <table:table-cell office:value-type="string" table:style-name="ce41">
            <text:p>Overig</text:p>
          </table:table-cell>
          <table:table-cell table:style-name="ce1"/>
          <table:table-cell table:style-name="ce41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41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N213" table:name="Projecten" table:display-filter-buttons="true">
          <table:filter>
            <table:filter-and>
              <table:filter-or>
                <table:filter-condition table:field-number="6" table:value="?" table:operator="="/>
                <table:filter-condition table:field-number="6" table:value="~" table:operator="="/>
                <table:filter-condition table:field-number="6" table:value="1" table:operator="="/>
                <table:filter-condition table:field-number="6" table:value="1\2" table:operator="="/>
                <table:filter-condition table:field-number="6" table:value="2" table:operator="="/>
                <table:filter-condition table:field-number="6" table:value="3" table:operator="="/>
                <table:filter-condition table:field-number="6" table:value="0" table:operator="empty" table:data-type="number"/>
              </table:filter-or>
              <table:filter-or>
                <table:filter-condition table:field-number="7" table:value="Must Have" table:operator="="/>
                <table:filter-condition table:field-number="7" table:value="Should Have" table:operator="="/>
                <table:filter-condition table:field-number="7" table:value="0" table:operator="empty" table:data-type="number"/>
              </table:filter-or>
              <table:filter-or>
                <table:filter-condition table:field-number="10" table:value="~X" table:operator="="/>
                <table:filter-condition table:field-number="10" table:value="0" table:operator="empty" table:data-type="number"/>
              </table:filter-or>
            </table:filter-and>
          </table:filter>
          <table:sort>
            <table:sort-by table:field-number="7" table:data-type="Must Have,Should Have,Could Have,Won't Have,Would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Notitie" style:family="table-cell" style:data-style-name="N0">
      <style:table-cell-properties fo:border="thin solid #B2B2B2" fo:background-color="#FFFFCC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nzo</meta:initial-creator>
    <dc:creator>sascha greve</dc:creator>
    <meta:creation-date>2016-05-10T09:52:08Z</meta:creation-date>
    <dc:date>2017-03-01T10:52:17Z</dc:date>
    <meta:user-defined meta:name="_TemplateID">TC029300419991</meta:user-defined>
  </office:meta>
</office:document-meta>
</file>